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862in"/>
    </style:style>
    <style:style style:name="co2" style:family="table-column">
      <style:table-column-properties fo:break-before="auto" style:column-width="0.7362in"/>
    </style:style>
    <style:style style:name="co3" style:family="table-column">
      <style:table-column-properties fo:break-before="auto" style:column-width="1.0555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2.3063in"/>
    </style:style>
    <style:style style:name="co6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group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mes</text:p>
          </table:table-cell>
          <table:table-cell table:number-columns-repeated="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4757" calcext:value-type="float">
            <text:p>47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223" calcext:value-type="float">
            <text:p>52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316" calcext:value-type="float">
            <text:p>53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429" calcext:value-type="float">
            <text:p>54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5618" calcext:value-type="float">
            <text:p>56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748" calcext:value-type="float">
            <text:p>57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5896" calcext:value-type="float">
            <text:p>58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afe and Family Friendly</text:p>
          </table:table-cell>
          <table:table-cell table:number-columns-repeated="59"/>
        </table:table-row>
        <table:table-row table:style-name="ro1">
          <table:table-cell office:value-type="float" office:value="5903" calcext:value-type="float">
            <text:p>59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148" calcext:value-type="float">
            <text:p>61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8193" calcext:value-type="float">
            <text:p>81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8449" calcext:value-type="float">
            <text:p>84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8533" calcext:value-type="float">
            <text:p>85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8711" calcext:value-type="float">
            <text:p>87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9312" calcext:value-type="float">
            <text:p>93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9346" calcext:value-type="float">
            <text:p>93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31-4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41-5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Spacious and Convenient</text:p>
          </table:table-cell>
          <table:table-cell table:number-columns-repeated="59"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9692" calcext:value-type="float">
            <text:p>96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51-6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Luxurious and Masculine</text:p>
          </table:table-cell>
          <table:table-cell table:number-columns-repeated="59"/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1-70 years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Environmentally Friendly</text:p>
          </table:table-cell>
          <table:table-cell table:number-columns-repeated="59"/>
        </table:table-row>
        <table:table-row table:style-name="ro1" table:number-rows-repeated="10482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D</meta:initial-creator>
    <dc:creator>ND</dc:creator>
    <meta:creation-date>2020-12-16T09:08:38</meta:creation-date>
    <dc:date>2020-12-16T09:30:59</dc:date>
    <meta:generator>LibreOffice/7.1.3.2$Linux_X86_64 LibreOffice_project/12a8e3cbd24a3757385a302d290655d4f3c7ebf1</meta:generator>
    <meta:document-statistic meta:table-count="1" meta:cell-count="1605" meta:object-count="0"/>
    <meta:user-defined meta:name="AppVersion">16.0300</meta:user-defined>
  </office:meta>
</office:document-meta>
</file>